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/>
      <style:text-properties officeooo:paragraph-rsid="000109e0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0109e0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r sınıfta constructor açıkca yazılmamıssa default (varsayılan) constructor vardır. Ancak parametreli constr olduğunda default constr iptal edilir.</text:span></text:p>
      <text:p text:style-name="P1"><text:span text:style-name="T1">sınıf degiskenleri referans tipten ise default olarak <text:tab/>null degerini, boolean ise false, sayı tipinde ise 0 degerini alir ancak kod okunabilirligi acisinda biz constr icine atamalari acikca yapacagiz.</text:span></text:p>
      <text:p text:style-name="P2"/>
      <text:p text:style-name="P1"><text:span text:style-name="T1">Constr özel bir fonksiyondur. Sınıf ismiyle aynı ismi taşır (bundan dolayı büyük harfli olur). Ayrıca geri dönüş tipi verilmez. Verilirse constr olma özelliği gider ve normal bir fonksiyon olur. C#’de buna izin verilmez. Constr özel olarak new ile çağrılır. Constr içinde aynı sınıfın const özel olarak this(parametre) <text:s/>ile çağrılır. Bu çağırma ilk işlem olmalıdır. “constructor call must be the first statement in a constructor “hatası ile karşılaşırız. Bu ifade bize this() ile constr çağırmanın sadece constr içinde yapılabildiğini, metod içinde yazılamıyacağını da söy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31:44.888452254</meta:creation-date>
    <dc:date>2014-04-14T15:31:53.729336136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3" meta:word-count="128" meta:character-count="924" meta:non-whitespace-character-count="797"/>
    <meta:generator>LibreOffice/4.1.2.3$Linux_X86_64 LibreOffice_project/410m0$Build-3</meta:generator>
  </office:meta>
</office:document-meta>
</file>